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8.002cm" table:align="margins"/>
    </style:style>
    <style:style style:name="Tableau1.A" style:family="table-column">
      <style:table-column-properties style:column-width="9.536cm" style:rel-column-width="34712*"/>
    </style:style>
    <style:style style:name="Tableau1.B" style:family="table-column">
      <style:table-column-properties style:column-width="8.467cm" style:rel-column-width="30823*"/>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18.002cm" style:rel-column-width="65535*"/>
    </style:style>
    <style:style style:name="Tableau2.A1" style:family="table-cell">
      <style:table-cell-properties fo:padding="0.097cm" fo:border="0.05pt solid #000000"/>
    </style:style>
    <style:style style:name="Tableau3" style:family="table">
      <style:table-properties style:width="18.002cm" table:align="margins"/>
    </style:style>
    <style:style style:name="Tableau3.A" style:family="table-column">
      <style:table-column-properties style:column-width="18.002cm" style:rel-column-width="65535*"/>
    </style:style>
    <style:style style:name="Tableau3.A1" style:family="table-cell">
      <style:table-cell-properties fo:padding="0.097cm" fo:border="0.05pt solid #000000"/>
    </style:style>
    <style:style style:name="Tableau4" style:family="table">
      <style:table-properties style:width="18.002cm" table:align="margins"/>
    </style:style>
    <style:style style:name="Tableau4.A" style:family="table-column">
      <style:table-column-properties style:column-width="18.002cm" style:rel-column-width="65535*"/>
    </style:style>
    <style:style style:name="Tableau4.A1" style:family="table-cell">
      <style:table-cell-properties fo:padding="0.097cm" fo:border="0.05pt solid #000000"/>
    </style:style>
    <style:style style:name="Tableau5" style:family="table">
      <style:table-properties style:width="18.002cm" table:align="margins"/>
    </style:style>
    <style:style style:name="Tableau5.A" style:family="table-column">
      <style:table-column-properties style:column-width="18.002cm" style:rel-column-width="65535*"/>
    </style:style>
    <style:style style:name="Tableau5.A1" style:family="table-cell">
      <style:table-cell-properties fo:padding="0.097cm" fo:border="0.05pt solid #000000"/>
    </style:style>
    <style:style style:name="Tableau6" style:family="table">
      <style:table-properties style:width="18.002cm" table:align="margins"/>
    </style:style>
    <style:style style:name="Tableau6.A" style:family="table-column">
      <style:table-column-properties style:column-width="18.002cm" style:rel-column-width="65535*"/>
    </style:style>
    <style:style style:name="Tableau6.A1" style:family="table-cell">
      <style:table-cell-properties fo:padding="0.097cm" fo:border="0.05pt solid #000000"/>
    </style:style>
    <style:style style:name="Tableau7" style:family="table">
      <style:table-properties style:width="18.002cm" table:align="margins"/>
    </style:style>
    <style:style style:name="Tableau7.A" style:family="table-column">
      <style:table-column-properties style:column-width="18.002cm" style:rel-column-width="65535*"/>
    </style:style>
    <style:style style:name="Tableau7.A1" style:family="table-cell">
      <style:table-cell-properties fo:padding="0.097cm" fo:border="0.05pt solid #000000"/>
    </style:style>
    <style:style style:name="Tableau8" style:family="table">
      <style:table-properties style:width="18.002cm" table:align="margins"/>
    </style:style>
    <style:style style:name="Tableau8.A" style:family="table-column">
      <style:table-column-properties style:column-width="18.002cm" style:rel-column-width="65535*"/>
    </style:style>
    <style:style style:name="Tableau8.A1" style:family="table-cell">
      <style:table-cell-properties fo:padding="0.097cm" fo:border="0.05pt solid #000000"/>
    </style:style>
    <style:style style:name="Tableau9" style:family="table">
      <style:table-properties style:width="18.002cm" table:align="margins"/>
    </style:style>
    <style:style style:name="Tableau9.A" style:family="table-column">
      <style:table-column-properties style:column-width="18.002cm" style:rel-column-width="65535*"/>
    </style:style>
    <style:style style:name="Tableau9.A1" style:family="table-cell">
      <style:table-cell-properties fo:padding="0.097cm" fo:border="0.05pt solid #000000"/>
    </style:style>
    <style:style style:name="Tableau10" style:family="table">
      <style:table-properties style:width="18.002cm" table:align="margins"/>
    </style:style>
    <style:style style:name="Tableau10.A" style:family="table-column">
      <style:table-column-properties style:column-width="18.002cm" style:rel-column-width="65535*"/>
    </style:style>
    <style:style style:name="Tableau10.A1" style:family="table-cell">
      <style:table-cell-properties fo:padding="0.097cm" fo:border="0.05pt solid #000000"/>
    </style:style>
    <style:style style:name="Tableau11" style:family="table">
      <style:table-properties style:width="18.002cm" table:align="margins"/>
    </style:style>
    <style:style style:name="Tableau11.A" style:family="table-column">
      <style:table-column-properties style:column-width="18.002cm" style:rel-column-width="65535*"/>
    </style:style>
    <style:style style:name="Tableau11.A1" style:family="table-cell">
      <style:table-cell-properties fo:padding="0.097cm" fo:border="0.05pt solid #000000"/>
    </style:style>
    <style:style style:name="Tableau12" style:family="table">
      <style:table-properties style:width="18.002cm" table:align="margins"/>
    </style:style>
    <style:style style:name="Tableau12.A" style:family="table-column">
      <style:table-column-properties style:column-width="18.002cm" style:rel-column-width="65535*"/>
    </style:style>
    <style:style style:name="Tableau12.A1" style:family="table-cell">
      <style:table-cell-properties fo:padding="0.097cm" fo:border="0.05pt solid #000000"/>
    </style:style>
    <style:style style:name="Tableau13" style:family="table">
      <style:table-properties style:width="18.002cm" table:align="margins"/>
    </style:style>
    <style:style style:name="Tableau13.A" style:family="table-column">
      <style:table-column-properties style:column-width="18.002cm" style:rel-column-width="65535*"/>
    </style:style>
    <style:style style:name="Tableau13.A1" style:family="table-cell">
      <style:table-cell-properties fo:padding="0.097cm" fo:border="0.05pt solid #000000"/>
    </style:style>
    <style:style style:name="Tableau14" style:family="table">
      <style:table-properties style:width="18.002cm" table:align="margins"/>
    </style:style>
    <style:style style:name="Tableau14.A" style:family="table-column">
      <style:table-column-properties style:column-width="18.002cm" style:rel-column-width="65535*"/>
    </style:style>
    <style:style style:name="Tableau14.A1" style:family="table-cell">
      <style:table-cell-properties fo:padding="0.097cm" fo:border="0.05pt solid #000000"/>
    </style:style>
    <style:style style:name="Tableau15" style:family="table">
      <style:table-properties style:width="18.002cm" table:align="margins"/>
    </style:style>
    <style:style style:name="Tableau15.A" style:family="table-column">
      <style:table-column-properties style:column-width="18.002cm" style:rel-column-width="65535*"/>
    </style:style>
    <style:style style:name="Tableau15.A1" style:family="table-cell">
      <style:table-cell-properties fo:padding="0.097cm" fo:border="0.05pt solid #000000"/>
    </style:style>
    <style:style style:name="Tableau16" style:family="table">
      <style:table-properties style:width="18.002cm" table:align="margins"/>
    </style:style>
    <style:style style:name="Tableau16.A" style:family="table-column">
      <style:table-column-properties style:column-width="18.002cm" style:rel-column-width="65535*"/>
    </style:style>
    <style:style style:name="Tableau16.A1" style:family="table-cell">
      <style:table-cell-properties fo:padding="0.097cm" fo:border="0.05pt solid #000000"/>
    </style:style>
    <style:style style:name="P1" style:family="paragraph" style:parent-style-name="Standard">
      <style:text-properties officeooo:rsid="0009df8f" officeooo:paragraph-rsid="0009df8f"/>
    </style:style>
    <style:style style:name="P2" style:family="paragraph" style:parent-style-name="Standard">
      <style:paragraph-properties fo:margin-left="1.251cm" fo:margin-right="0cm" fo:text-indent="0cm" style:auto-text-indent="false"/>
      <style:text-properties officeooo:rsid="0009df8f" officeooo:paragraph-rsid="0009df8f"/>
    </style:style>
    <style:style style:name="P3" style:family="paragraph" style:parent-style-name="Standard">
      <style:paragraph-properties fo:margin-left="0cm" fo:margin-right="0cm" fo:text-indent="0cm" style:auto-text-indent="false"/>
      <style:text-properties officeooo:rsid="0009df8f" officeooo:paragraph-rsid="0009df8f"/>
    </style:style>
    <style:style style:name="P4" style:family="paragraph" style:parent-style-name="Standard">
      <style:paragraph-properties fo:margin-left="2.501cm" fo:margin-right="0cm" fo:text-indent="0cm" style:auto-text-indent="false"/>
      <style:text-properties officeooo:rsid="0009df8f" officeooo:paragraph-rsid="0009df8f"/>
    </style:style>
    <style:style style:name="P5" style:family="paragraph" style:parent-style-name="Table_20_Contents">
      <style:text-properties officeooo:rsid="0009df8f" officeooo:paragraph-rsid="0009df8f"/>
    </style:style>
    <style:style style:name="P6" style:family="paragraph" style:parent-style-name="Standard">
      <style:text-properties fo:font-weight="bold" officeooo:rsid="0009df8f" officeooo:paragraph-rsid="0009df8f" style:font-weight-asian="bold" style:font-weight-complex="bold"/>
    </style:style>
    <style:style style:name="P7" style:family="paragraph" style:parent-style-name="Standard">
      <style:paragraph-properties fo:margin-left="1.251cm" fo:margin-right="0cm" fo:text-indent="0cm" style:auto-text-indent="false"/>
      <style:text-properties fo:font-weight="bold" officeooo:rsid="0009df8f" officeooo:paragraph-rsid="0009df8f" style:font-weight-asian="bold" style:font-weight-complex="bold"/>
    </style:style>
    <style:style style:name="P8" style:family="paragraph" style:parent-style-name="Standard">
      <style:paragraph-properties fo:margin-left="2.501cm" fo:margin-right="0cm" fo:text-indent="0cm" style:auto-text-indent="false"/>
      <style:text-properties fo:font-weight="bold" officeooo:rsid="0009df8f" officeooo:paragraph-rsid="0009df8f" style:font-weight-asian="bold" style:font-weight-complex="bold"/>
    </style:style>
    <style:style style:name="P9" style:family="paragraph" style:parent-style-name="Standard">
      <style:paragraph-properties fo:margin-left="0cm" fo:margin-right="0cm" fo:text-indent="0cm" style:auto-text-indent="false"/>
      <style:text-properties fo:font-weight="bold" officeooo:rsid="000afa6d" officeooo:paragraph-rsid="000afa6d" style:font-weight-asian="bold" style:font-weight-complex="bold"/>
    </style:style>
    <style:style style:name="P10" style:family="paragraph" style:parent-style-name="Standard">
      <style:paragraph-properties fo:margin-left="1.251cm" fo:margin-right="0cm" fo:text-indent="0cm" style:auto-text-indent="false"/>
      <style:text-properties fo:font-weight="bold" officeooo:rsid="000de4d8" officeooo:paragraph-rsid="000fc2c4" style:font-weight-asian="bold" style:font-weight-complex="bold"/>
    </style:style>
    <style:style style:name="P11" style:family="paragraph" style:parent-style-name="Standard">
      <style:paragraph-properties fo:margin-left="1.251cm" fo:margin-right="0cm" fo:text-indent="0cm" style:auto-text-indent="false"/>
      <style:text-properties fo:font-weight="bold" officeooo:rsid="000de4d8" officeooo:paragraph-rsid="000de4d8" style:font-weight-asian="bold" style:font-weight-complex="bold"/>
    </style:style>
    <style:style style:name="P12" style:family="paragraph" style:parent-style-name="Standard">
      <style:paragraph-properties fo:text-align="center" style:justify-single-word="false"/>
      <style:text-properties fo:font-size="16pt" fo:font-weight="bold" officeooo:rsid="0009df8f" officeooo:paragraph-rsid="0009df8f" style:font-size-asian="16pt" style:font-weight-asian="bold" style:font-size-complex="16pt" style:font-weight-complex="bold"/>
    </style:style>
    <style:style style:name="P13" style:family="paragraph" style:parent-style-name="Standard">
      <style:paragraph-properties fo:margin-left="0cm" fo:margin-right="0cm" fo:text-indent="0cm" style:auto-text-indent="false"/>
      <style:text-properties officeooo:rsid="000afa6d" officeooo:paragraph-rsid="000afa6d"/>
    </style:style>
    <style:style style:name="P14" style:family="paragraph" style:parent-style-name="Standard">
      <style:paragraph-properties fo:margin-left="0cm" fo:margin-right="0cm" fo:text-indent="0cm" style:auto-text-indent="false" fo:break-before="page"/>
      <style:text-properties officeooo:rsid="000afa6d" officeooo:paragraph-rsid="000afa6d"/>
    </style:style>
    <style:style style:name="P15" style:family="paragraph" style:parent-style-name="Standard">
      <style:paragraph-properties fo:margin-left="0cm" fo:margin-right="0cm" fo:text-align="justify" style:justify-single-word="false" fo:text-indent="0cm" style:auto-text-indent="false"/>
      <style:text-properties officeooo:rsid="000afa6d" officeooo:paragraph-rsid="000afa6d"/>
    </style:style>
    <style:style style:name="P16" style:family="paragraph" style:parent-style-name="Standard">
      <style:paragraph-properties fo:margin-left="0cm" fo:margin-right="0cm" fo:line-height="115%" fo:text-align="justify" style:justify-single-word="false" fo:text-indent="0cm" style:auto-text-indent="false"/>
      <style:text-properties officeooo:rsid="0009e9ae" officeooo:paragraph-rsid="000afa6d"/>
    </style:style>
    <style:style style:name="P17" style:family="paragraph" style:parent-style-name="Standard">
      <style:paragraph-properties fo:margin-left="0cm" fo:margin-right="0cm" fo:line-height="100%" fo:text-align="justify" style:justify-single-word="false" fo:text-indent="0cm" style:auto-text-indent="false"/>
      <style:text-properties fo:font-size="11.5pt" fo:font-weight="bold" officeooo:rsid="0007c9d9" officeooo:paragraph-rsid="000afa6d" style:font-size-asian="11.5pt" style:font-weight-asian="bold" style:font-size-complex="11.5pt" style:font-weight-complex="bold"/>
    </style:style>
    <style:style style:name="P18" style:family="paragraph" style:parent-style-name="Standard">
      <style:paragraph-properties fo:text-align="justify" style:justify-single-word="false"/>
      <style:text-properties fo:font-size="11.5pt" fo:font-weight="bold" officeooo:rsid="0007c9d9" style:font-size-asian="11.5pt" style:font-weight-asian="bold" style:font-size-complex="11.5pt" style:font-weight-complex="bold"/>
    </style:style>
    <style:style style:name="P19" style:family="paragraph" style:parent-style-name="Standard">
      <style:paragraph-properties fo:text-align="justify" style:justify-single-word="false"/>
      <style:text-properties fo:font-size="11.5pt" fo:font-weight="bold" officeooo:rsid="0007c9d9" officeooo:paragraph-rsid="000afa6d" style:font-size-asian="11.5pt" style:font-weight-asian="bold" style:font-size-complex="11.5pt" style:font-weight-complex="bold"/>
    </style:style>
    <style:style style:name="P20" style:family="paragraph" style:parent-style-name="Standard">
      <style:paragraph-properties fo:margin-left="0cm" fo:margin-right="0cm" fo:line-height="100%" fo:text-align="end" style:justify-single-word="false" fo:text-indent="0cm" style:auto-text-indent="false"/>
      <style:text-properties fo:font-size="11.5pt" fo:font-weight="bold" officeooo:rsid="000afa6d" officeooo:paragraph-rsid="000afa6d" style:font-size-asian="11.5pt" style:font-weight-asian="bold" style:font-size-complex="11.5pt" style:font-weight-complex="bold"/>
    </style:style>
    <style:style style:name="P21" style:family="paragraph" style:parent-style-name="Table_20_Contents">
      <style:paragraph-properties fo:text-align="justify" style:justify-single-word="false"/>
      <style:text-properties fo:font-size="11.5pt" style:font-size-asian="11.5pt" style:font-size-complex="11.5pt"/>
    </style:style>
    <style:style style:name="P22" style:family="paragraph" style:parent-style-name="Standard">
      <style:paragraph-properties fo:text-align="justify" style:justify-single-word="false"/>
      <style:text-properties officeooo:paragraph-rsid="000afa6d"/>
    </style:style>
    <style:style style:name="P23" style:family="paragraph" style:parent-style-name="Standard">
      <style:paragraph-properties fo:margin-left="1.251cm" fo:margin-right="0cm" fo:text-align="justify" style:justify-single-word="false" fo:text-indent="0cm" style:auto-text-indent="false"/>
      <style:text-properties fo:font-size="11pt" fo:font-style="normal" officeooo:rsid="000dac58" officeooo:paragraph-rsid="000dac58" style:font-size-asian="11pt" style:font-style-asian="normal" style:font-size-complex="11pt" style:font-style-complex="normal"/>
    </style:style>
    <style:style style:name="P24" style:family="paragraph" style:parent-style-name="Standard">
      <style:paragraph-properties fo:margin-left="1.251cm" fo:margin-right="0cm" fo:line-height="100%" fo:text-align="end" style:justify-single-word="false" fo:text-indent="0cm" style:auto-text-indent="false"/>
      <style:text-properties fo:font-size="11pt" fo:font-style="normal" officeooo:rsid="000dac58" officeooo:paragraph-rsid="000de4d8" style:font-size-asian="11pt" style:font-style-asian="normal" style:font-size-complex="11pt" style:font-style-complex="normal"/>
    </style:style>
    <style:style style:name="P25" style:family="paragraph" style:parent-style-name="Standard">
      <style:paragraph-properties fo:margin-left="0cm" fo:margin-right="0cm" fo:line-height="115%" fo:text-align="justify" style:justify-single-word="false" fo:text-indent="0cm" style:auto-text-indent="false"/>
      <style:text-properties fo:font-size="11pt" fo:font-style="normal" officeooo:rsid="000afa6d" officeooo:paragraph-rsid="000afa6d" style:font-size-asian="11pt" style:font-style-asian="normal" style:font-size-complex="11pt" style:font-style-complex="normal"/>
    </style:style>
    <style:style style:name="P26" style:family="paragraph" style:parent-style-name="Standard">
      <style:paragraph-properties fo:margin-left="0cm" fo:margin-right="0cm" fo:text-indent="0cm" style:auto-text-indent="false"/>
      <style:text-properties officeooo:rsid="000dac58" officeooo:paragraph-rsid="000dac58"/>
    </style:style>
    <style:style style:name="P27" style:family="paragraph" style:parent-style-name="Standard">
      <style:paragraph-properties fo:margin-left="0cm" fo:margin-right="0cm" fo:text-align="justify" style:justify-single-word="false" fo:text-indent="0cm" style:auto-text-indent="false"/>
      <style:text-properties officeooo:rsid="000dac58" officeooo:paragraph-rsid="000dac58"/>
    </style:style>
    <style:style style:name="P28" style:family="paragraph" style:parent-style-name="Standard">
      <style:paragraph-properties fo:margin-left="0cm" fo:margin-right="0cm" fo:text-align="justify" style:justify-single-word="false" fo:text-indent="0cm" style:auto-text-indent="false"/>
      <style:text-properties officeooo:rsid="000dac58" officeooo:paragraph-rsid="000de4d8"/>
    </style:style>
    <style:style style:name="P29" style:family="paragraph" style:parent-style-name="Standard">
      <style:paragraph-properties fo:margin-left="0cm" fo:margin-right="0cm" fo:text-indent="0cm" style:auto-text-indent="false"/>
      <style:text-properties officeooo:rsid="000de4d8" officeooo:paragraph-rsid="000dac58"/>
    </style:style>
    <style:style style:name="P30" style:family="paragraph" style:parent-style-name="Standard">
      <style:paragraph-properties fo:margin-left="0cm" fo:margin-right="0cm" fo:text-indent="0cm" style:auto-text-indent="false"/>
      <style:text-properties officeooo:rsid="000de4d8" officeooo:paragraph-rsid="000de4d8"/>
    </style:style>
    <style:style style:name="P31" style:family="paragraph" style:parent-style-name="Standard">
      <style:paragraph-properties fo:margin-left="1.251cm" fo:margin-right="0cm" fo:text-indent="0cm" style:auto-text-indent="false"/>
      <style:text-properties officeooo:rsid="000de4d8" officeooo:paragraph-rsid="000de4d8"/>
    </style:style>
    <style:style style:name="P32" style:family="paragraph" style:parent-style-name="Standard">
      <style:paragraph-properties fo:margin-left="0cm" fo:margin-right="0cm" fo:text-align="justify" style:justify-single-word="false" fo:text-indent="0cm" style:auto-text-indent="false"/>
      <style:text-properties officeooo:rsid="000de4d8" officeooo:paragraph-rsid="000de4d8"/>
    </style:style>
    <style:style style:name="P33" style:family="paragraph" style:parent-style-name="Standard">
      <style:paragraph-properties fo:margin-left="1.251cm" fo:margin-right="0cm" fo:text-indent="0cm" style:auto-text-indent="false"/>
      <style:text-properties officeooo:rsid="000de4d8" officeooo:paragraph-rsid="000fc2c4"/>
    </style:style>
    <style:style style:name="P34" style:family="paragraph" style:parent-style-name="Text_20_body">
      <style:paragraph-properties fo:margin-left="0cm" fo:margin-right="0cm" fo:line-height="100%" fo:text-align="justify" style:justify-single-word="false" fo:text-indent="0cm" style:auto-text-indent="false"/>
      <style:text-properties officeooo:paragraph-rsid="000afa6d"/>
    </style:style>
    <style:style style:name="P35" style:family="paragraph" style:parent-style-name="Standard">
      <style:paragraph-properties fo:margin-left="1.251cm" fo:margin-right="0cm" fo:line-height="100%" fo:text-align="justify" style:justify-single-word="false" fo:text-indent="0cm" style:auto-text-indent="false"/>
      <style:text-properties officeooo:rsid="00113ab9" officeooo:paragraph-rsid="00113ab9"/>
    </style:style>
    <style:style style:name="P36" style:family="paragraph" style:parent-style-name="Standard">
      <style:paragraph-properties fo:margin-left="0cm" fo:margin-right="0cm" fo:text-align="justify" style:justify-single-word="false" fo:text-indent="0cm" style:auto-text-indent="false"/>
      <style:text-properties officeooo:rsid="00113ab9" officeooo:paragraph-rsid="00113ab9"/>
    </style:style>
    <style:style style:name="P37" style:family="paragraph" style:parent-style-name="Standard">
      <style:paragraph-properties fo:margin-left="0cm" fo:margin-right="0cm" fo:line-height="100%" fo:text-align="justify" style:justify-single-word="false" fo:text-indent="0cm" style:auto-text-indent="false"/>
      <style:text-properties fo:font-size="12pt" officeooo:rsid="001d820e" officeooo:paragraph-rsid="00113ab9" style:font-size-asian="12pt" style:font-size-complex="12pt"/>
    </style:style>
    <style:style style:name="P38" style:family="paragraph" style:parent-style-name="Standard">
      <style:paragraph-properties fo:margin-left="0cm" fo:margin-right="0cm" fo:line-height="100%" fo:text-align="justify" style:justify-single-word="false" fo:text-indent="0cm" style:auto-text-indent="false"/>
      <style:text-properties fo:font-size="12pt" officeooo:rsid="00113ab9" officeooo:paragraph-rsid="00113ab9" style:font-size-asian="12pt" style:font-size-complex="12pt"/>
    </style:style>
    <style:style style:name="P39" style:family="paragraph" style:parent-style-name="Table_20_Contents">
      <style:paragraph-properties fo:text-align="justify" style:justify-single-word="false"/>
      <style:text-properties fo:font-size="12pt" style:font-size-asian="12pt" style:font-size-complex="12pt"/>
    </style:style>
    <style:style style:name="P40" style:family="paragraph" style:parent-style-name="Standard">
      <style:paragraph-properties fo:margin-left="1.251cm" fo:margin-right="0cm" fo:line-height="100%" fo:text-align="justify" style:justify-single-word="false" fo:text-indent="0cm" style:auto-text-indent="false"/>
      <style:text-properties officeooo:rsid="0011a000" officeooo:paragraph-rsid="0011a000"/>
    </style:style>
    <style:style style:name="P41" style:family="paragraph" style:parent-style-name="Standard">
      <style:paragraph-properties fo:margin-left="0cm" fo:margin-right="0cm" fo:line-height="100%" fo:text-align="justify" style:justify-single-word="false" fo:text-indent="0cm" style:auto-text-indent="false"/>
      <style:text-properties officeooo:rsid="0011a000" officeooo:paragraph-rsid="0011a000"/>
    </style:style>
    <style:style style:name="P42" style:family="paragraph" style:parent-style-name="Standard" style:list-style-name="L1">
      <style:text-properties officeooo:rsid="0009df8f" officeooo:paragraph-rsid="0009df8f"/>
    </style:style>
    <style:style style:name="P43" style:family="paragraph" style:parent-style-name="Standard" style:list-style-name="L2">
      <style:text-properties officeooo:rsid="0009df8f" officeooo:paragraph-rsid="0009df8f"/>
    </style:style>
    <style:style style:name="P44" style:family="paragraph" style:parent-style-name="Standard" style:list-style-name="L3">
      <style:text-properties officeooo:rsid="0009df8f" officeooo:paragraph-rsid="0009df8f"/>
    </style:style>
    <style:style style:name="P45" style:family="paragraph" style:parent-style-name="Standard">
      <style:paragraph-properties fo:margin-left="0cm" fo:margin-right="0cm" fo:line-height="100%" fo:text-align="justify" style:justify-single-word="false" fo:text-indent="0cm" style:auto-text-indent="false"/>
      <style:text-properties fo:font-size="12pt" fo:font-style="normal" fo:font-weight="normal" officeooo:rsid="00211425" officeooo:paragraph-rsid="00113ab9"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line-height="100%" fo:text-align="justify" style:justify-single-word="false" fo:text-indent="0cm" style:auto-text-indent="false"/>
      <style:text-properties fo:font-size="12pt" fo:font-style="normal" fo:font-weight="normal" officeooo:rsid="00113ab9" officeooo:paragraph-rsid="00113ab9"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cm" fo:margin-right="0cm" fo:line-height="100%" fo:text-align="justify" style:justify-single-word="false" fo:text-indent="0cm" style:auto-text-indent="false"/>
      <style:text-properties officeooo:rsid="0011a000" officeooo:paragraph-rsid="0011a000"/>
    </style:style>
    <style:style style:name="P48" style:family="paragraph" style:parent-style-name="Standard">
      <style:paragraph-properties fo:margin-left="1.251cm" fo:margin-right="0cm" fo:line-height="100%" fo:text-align="justify" style:justify-single-word="false" fo:text-indent="0cm" style:auto-text-indent="false"/>
      <style:text-properties officeooo:rsid="0011a000" officeooo:paragraph-rsid="0011a000"/>
    </style:style>
    <style:style style:name="P49" style:family="paragraph" style:parent-style-name="Standard">
      <style:paragraph-properties fo:margin-left="0cm" fo:margin-right="0cm" fo:line-height="100%" fo:text-align="justify" style:justify-single-word="false" fo:text-indent="0cm" style:auto-text-indent="false"/>
      <style:text-properties officeooo:rsid="0011a000" officeooo:paragraph-rsid="001286ba"/>
    </style:style>
    <style:style style:name="T1" style:family="text">
      <style:text-properties fo:font-weight="bold" style:font-weight-asian="bold" style:font-weight-complex="bold"/>
    </style:style>
    <style:style style:name="T2" style:family="text">
      <style:text-properties fo:font-weight="bold" officeooo:rsid="000afa6d" style:font-weight-asian="bold" style:font-weight-complex="bold"/>
    </style:style>
    <style:style style:name="T3" style:family="text">
      <style:text-properties fo:font-weight="bold" officeooo:rsid="0021dc2a" style:font-weight-asian="bold" style:font-weight-complex="bold"/>
    </style:style>
    <style:style style:name="T4" style:family="text">
      <style:text-properties officeooo:rsid="0021dc2a"/>
    </style:style>
    <style:style style:name="T5" style:family="text">
      <style:text-properties fo:font-style="normal" style:font-style-asian="normal" style:font-style-complex="normal"/>
    </style:style>
    <style:style style:name="T6" style:family="text">
      <style:text-properties fo:font-style="normal" officeooo:rsid="000aaeab" style:font-style-asian="normal" style:font-style-complex="normal"/>
    </style:style>
    <style:style style:name="T7" style:family="text">
      <style:text-properties fo:font-style="normal" officeooo:rsid="000afa6d"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211425" style:font-style-asian="normal" style:font-weight-asian="normal" style:font-style-complex="normal" style:font-weight-complex="normal"/>
    </style:style>
    <style:style style:name="T10" style:family="text">
      <style:text-properties fo:font-size="11pt" fo:font-style="normal" officeooo:rsid="000afa6d" style:font-size-asian="11pt" style:font-style-asian="normal" style:font-size-complex="11pt" style:font-style-complex="normal"/>
    </style:style>
    <style:style style:name="T1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fo:font-size="11pt" fo:font-style="normal" fo:font-weight="normal" officeooo:rsid="000afa6d" style:font-size-asian="11pt" style:font-style-asian="normal" style:font-weight-asian="normal" style:font-size-complex="11pt" style:font-style-complex="normal" style:font-weight-complex="normal"/>
    </style:style>
    <style:style style:name="T13" style:family="text">
      <style:text-properties fo:font-size="11pt" style:font-size-asian="11pt" style:font-size-complex="11pt"/>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ize="11pt" fo:font-style="italic" officeooo:rsid="000afa6d" style:font-size-asian="11pt" style:font-style-asian="italic" style:font-size-complex="11pt" style:font-style-complex="italic"/>
    </style:style>
    <style:style style:name="T1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7" style:family="text">
      <style:text-properties fo:font-size="12pt" fo:font-style="normal" fo:font-weight="normal" officeooo:rsid="000afa6d" style:font-size-asian="12pt" style:font-style-asian="normal" style:font-weight-asian="normal" style:font-size-complex="12pt" style:font-style-complex="normal" style:font-weight-complex="normal"/>
    </style:style>
    <style:style style:name="T18" style:family="text">
      <style:text-properties fo:font-size="12pt" fo:font-style="normal" fo:font-weight="normal" officeooo:rsid="000c8cdb" style:font-size-asian="12pt" style:font-style-asian="normal" style:font-weight-asian="normal" style:font-size-complex="12pt" style:font-style-complex="normal" style:font-weight-complex="normal"/>
    </style:style>
    <style:style style:name="T19" style:family="text">
      <style:text-properties fo:font-size="12pt" fo:font-style="normal" fo:font-weight="normal" officeooo:rsid="000dac58" style:font-size-asian="12pt" style:font-style-asian="normal" style:font-weight-asian="normal" style:font-size-complex="12pt" style:font-style-complex="normal" style:font-weight-complex="normal"/>
    </style:style>
    <style:style style:name="T20" style:family="text">
      <style:text-properties fo:font-size="12pt" fo:font-style="normal" fo:font-weight="bold" officeooo:rsid="000afa6d" style:font-size-asian="12pt" style:font-style-asian="normal" style:font-weight-asian="bold" style:font-size-complex="12pt" style:font-style-complex="normal" style:font-weight-complex="bold"/>
    </style:style>
    <style:style style:name="T21" style:family="text">
      <style:text-properties officeooo:rsid="00211425"/>
    </style:style>
    <style:style style:name="T22" style:family="text">
      <style:text-properties officeooo:rsid="000fc2c4"/>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officeooo:rsid="0011a000"/>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officeooo:rsid="001286b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uffit-il d’obéir aux lois pour être juste ?</text:p>
      <text:p text:style-name="P1"/>
      <text:p text:style-name="P6">Introduction</text:p>
      <text:p text:style-name="P7">1. Définitions</text:p>
      <text:p text:style-name="P8">a. La justice</text:p>
      <text:p text:style-name="P2"/>
      <text:p text:style-name="P3">Les expressions suivantes font intervenir le mot « justice ». Regroupez les sens qui vont ensemble.</text:p>
      <table:table table:name="Tableau1" table:style-name="Tableau1">
        <table:table-column table:style-name="Tableau1.A"/>
        <table:table-column table:style-name="Tableau1.B"/>
        <table:table-row table:style-name="TableLine1854293244800">
          <table:table-cell table:style-name="Tableau1.A1" office:value-type="string">
            <text:list xml:id="list3432488118" text:style-name="L1">
              <text:list-item>
                <text:p text:style-name="P42">Le criminel est entre les mains de la justice</text:p>
              </text:list-item>
              <text:list-item>
                <text:p text:style-name="P42">Le gâteau a été découpé avec justice</text:p>
              </text:list-item>
              <text:list-item>
                <text:p text:style-name="P42">Une décision de justice</text:p>
              </text:list-item>
            </text:list>
          </table:table-cell>
          <table:table-cell table:style-name="Tableau1.A1" office:value-type="string">
            <text:list xml:id="list1939673251" text:style-name="L2">
              <text:list-item>
                <text:p text:style-name="P43">Demander justice</text:p>
              </text:list-item>
              <text:list-item>
                <text:p text:style-name="P43">Il a été condamné par la justice</text:p>
              </text:list-item>
              <text:list-item>
                <text:p text:style-name="P43">Faire justice soi-même</text:p>
              </text:list-item>
            </text:list>
          </table:table-cell>
        </table:table-row>
      </table:table>
      <text:p text:style-name="P3"/>
      <text:p text:style-name="P3">Donnez une définition de chacun des sens de « justice ». Entourez le sens impliqué par le sujet.</text:p>
      <table:table table:name="Tableau2" table:style-name="Tableau2">
        <table:table-column table:style-name="Tableau2.A"/>
        <table:table-row table:style-name="TableLine1854293258128">
          <table:table-cell table:style-name="Tableau2.A1" office:value-type="string">
            <text:p text:style-name="P5">1.</text:p>
            <text:p text:style-name="P5"/>
            <text:p text:style-name="P5"/>
            <text:p text:style-name="P5"/>
            <text:p text:style-name="P5">2.</text:p>
            <text:p text:style-name="Table_20_Contents"/>
            <text:p text:style-name="Table_20_Contents"/>
            <text:p text:style-name="Table_20_Contents"/>
          </table:table-cell>
        </table:table-row>
      </table:table>
      <text:p text:style-name="P3"/>
      <text:p text:style-name="P8">b. La loi</text:p>
      <text:p text:style-name="P4"/>
      <text:p text:style-name="P3">Expliquez ce qui différencie la loi au sens juridique :</text:p>
      <text:list xml:id="list2190624428" text:style-name="L3">
        <text:list-item>
          <text:p text:style-name="P44">D’une règle religieuse</text:p>
        </text:list-item>
        <text:list-item>
          <text:p text:style-name="P44">D’une loi physique (ex : gravitation)</text:p>
        </text:list-item>
        <text:list-item>
          <text:p text:style-name="P44">D’une règle imposée par un parent à son enfant</text:p>
        </text:list-item>
      </text:list>
      <text:p text:style-name="P1"/>
      <text:p text:style-name="P1">Donnez une définition complète.</text:p>
      <table:table table:name="Tableau3" table:style-name="Tableau3">
        <table:table-column table:style-name="Tableau3.A"/>
        <table:table-row table:style-name="TableLine1854293245888">
          <table:table-cell table:style-name="Tableau3.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
      <text:p text:style-name="P7">2. Problématisation</text:p>
      <text:p text:style-name="P2"/>
      <text:p text:style-name="P3">Les lois sont-elles toujours justes ? Si non, avons-nous le devoir d’y obéir ?</text:p>
      <table:table table:name="Tableau4" table:style-name="Tableau4">
        <table:table-column table:style-name="Tableau4.A"/>
        <table:table-row table:style-name="TableLine1854293249968">
          <table:table-cell table:style-name="Tableau4.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
      <text:p text:style-name="P3">Pour autant, pouvons-nous choisir les lois auxquelles nous obéissons ?</text:p>
      <table:table table:name="Tableau5" table:style-name="Tableau5">
        <table:table-column table:style-name="Tableau5.A"/>
        <table:table-row table:style-name="TableLine1854293251328">
          <table:table-cell table:style-name="Tableau5.A1" office:value-type="string">
            <text:p text:style-name="Table_20_Contents"/>
            <text:p text:style-name="Table_20_Contents"/>
            <text:p text:style-name="Table_20_Contents"/>
            <text:p text:style-name="Table_20_Contents"/>
            <text:p text:style-name="Table_20_Contents"/>
          </table:table-cell>
        </table:table-row>
      </table:table>
      <text:p text:style-name="P3"><text:soft-page-break/><text:span text:style-name="T1">I. </text:span><text:span text:style-name="T2">Nous ne pouvons être juste quand nous obéissons à une loi injuste</text:span></text:p>
      <text:p text:style-name="P3"/>
      <text:p text:style-name="P16"><text:span text:style-name="T5">Une loi est toujours le résultat de décisions humaines, prises dans des conditions historiques données ; </text:span><text:span text:style-name="T6">son contenu est toujours variable et contingent, et rien ne garantit sa valeur </text:span><text:span text:style-name="T7">→ il y a toujours un écart entre la justice comme institution et la justice comme idéal moral.</text:span></text:p>
      <table:table table:name="Tableau6" table:style-name="Tableau6">
        <table:table-column table:style-name="Tableau6.A"/>
        <table:table-row table:style-name="TableLine1854293253776">
          <table:table-cell table:style-name="Tableau6.A1" office:value-type="string">
            <text:p text:style-name="P22"><text:span text:style-name="T15">→ Incarné dans la tragédie d’Antigone :</text:span><text:span text:style-name="T14"> les deux frères qui luttaient pour le trône de Thèbes, Polynice et Etéocle, ont été tués au combat. Créon est donc le nouveau maître de la ville. Il décide que Polynice tombera en disgrâce, tandis que le corps d'Etéocle sera honoré. Cela signifie que la dépouille du frère rebelle ne peut être parée des rites funéraires sacrés, et qu'elle va être laissée sans sépulture, à la merci des charognards. Ismène et Antigone sont les soeurs des défunts, et désormais les seules descendantes d'Oedipe. </text:span><text:span text:style-name="Strong_20_Emphasis"><text:span text:style-name="T14">Bravant les lois de Créon, Antigone décide d'accomplir elle-même les derniers rites funéraires pour son frère décédé.</text:span></text:span></text:p>
            <text:p text:style-name="P25"/>
            <text:p text:style-name="P34"><text:span text:style-name="Strong_20_Emphasis"><text:span text:style-name="T13">CRÉON</text:span></text:span><text:span text:style-name="T13"> - Et toi, maintenant, réponds-moi, sans phrases, d'un mot. Connaissais-tu la défense que j'avais fait proclamer? </text:span></text:p>
            <text:p text:style-name="P34"><text:span text:style-name="Strong_20_Emphasis"><text:span text:style-name="T13">ANTIGONE</text:span></text:span><text:span text:style-name="T13"> - Oui, je la connaissais: pouvais-je l'ignorer ? ; Elle était des plus claires.</text:span></text:p>
            <text:p text:style-name="P34"><text:span text:style-name="Strong_20_Emphasis"><text:span text:style-name="T13">CRÉON</text:span></text:span><text:span text:style-name="T13"> - Ainsi tu as osé passer outre à ma loi ? </text:span></text:p>
            <text:p text:style-name="P17"><text:span text:style-name="Strong_20_Emphasis"><text:span text:style-name="T10">ANTIGONE</text:span></text:span><text:span text:style-name="T10">. - </text:span><text:span text:style-name="T12">Oui, car ce n'est pas Zeus qui l'avait proclamée ! ce n'est pas la Justice, assise aux côtés des dieux infernaux ; non, ce ne sont pas là les lois qu'ils ont jamais fixées aux hommes, et je ne pensais pas que tes défenses à toi fussent assez puissantes pour permettre à un mortel de passer outre à d'autres lois, aux lois non écrites, inébranlables, des dieux ! Elles ne datent, celles-là, ni d'aujourd'hui ni d'hier, et nul ne sait le jour où elles ont paru. Ces lois-là, pouvais-je donc, par crainte de qui que ce fût, m'exposer à leur vengeance chez les dieux ? Que je dusse mourir, ne le savais-je pas? Et cela, quand bien même tu n'aurais rien défendu. Mais mourir avant l'heure, je le dis bien haut, pour moi, c'est tout profit : lorsqu'on vit comme moi, au milieu de malheurs sans nombre, comment ne pas trouver de profit à mourir ? Subir la mort pour moi n'est pas une souffrance. C'en eût été une, au contraire, si j'avais toléré que le corps d'un fils de ma mère n'eût pas, après sa mort, obtenu un tombeau. De cela, oui, j'eusse souffert ; de ceci je ne souffre pas. Je te parais sans doute agir comme une folle. Mais le fou pourrait bien être celui même qui me traite de folle.</text:span></text:p>
            <text:p text:style-name="P20"><text:span text:style-name="T16">Antigone</text:span><text:span text:style-name="T11">, Sophocle</text:span></text:p>
          </table:table-cell>
        </table:table-row>
      </table:table>
      <text:p text:style-name="P18"><text:span text:style-name="Strong_20_Emphasis"><text:span text:style-name="T12"/></text:span></text:p>
      <text:p text:style-name="P19"><text:span text:style-name="Strong_20_Emphasis"><text:span text:style-name="T17">Synthétisez les raisons pour lesquelles Antigone décide de désobéir à Créon, en utilisant la distinction entre ce qui est </text:span></text:span><text:span text:style-name="Strong_20_Emphasis"><text:span text:style-name="T20">légal</text:span></text:span><text:span text:style-name="Strong_20_Emphasis"><text:span text:style-name="T17"> et ce qui est </text:span></text:span><text:span text:style-name="Strong_20_Emphasis"><text:span text:style-name="T20">légitime</text:span></text:span><text:span text:style-name="Strong_20_Emphasis"><text:span text:style-name="T17">.</text:span></text:span></text:p>
      <table:table table:name="Tableau7" table:style-name="Tableau7">
        <table:table-column table:style-name="Tableau7.A"/>
        <table:table-row table:style-name="TableLine1854293263568">
          <table:table-cell table:style-name="Tableau7.A1" office:value-type="string">
            <text:p text:style-name="P21"/>
            <text:p text:style-name="P21"/>
            <text:p text:style-name="P21"/>
            <text:p text:style-name="P21"/>
            <text:p text:style-name="P21"/>
            <text:p text:style-name="P21"/>
            <text:p text:style-name="P21"/>
          </table:table-cell>
        </table:table-row>
      </table:table>
      <text:p text:style-name="P19"><text:span text:style-name="Strong_20_Emphasis"><text:span text:style-name="T17"/></text:span></text:p>
      <text:p text:style-name="P19"><text:span text:style-name="Strong_20_Emphasis"><text:span text:style-name="T17">La position d’Antigone pose un certain nombre de problèmes. Antigone agit au nom de la </text:span></text:span><text:span text:style-name="Strong_20_Emphasis"><text:span text:style-name="T20">justice</text:span></text:span><text:span text:style-name="Strong_20_Emphasis"><text:span text:style-name="T17">, c’est-à-dire au nom d’un idéal d’égalité et d’ordre. </text:span></text:span><text:span text:style-name="Strong_20_Emphasis"><text:span text:style-name="T18">Cependant</text:span></text:span><text:span text:style-name="Strong_20_Emphasis"><text:span text:style-name="T17"> :</text:span></text:span></text:p>
      <text:p text:style-name="P19"><text:span text:style-name="Strong_20_Emphasis"><text:span text:style-name="T17">- </text:span></text:span><text:span text:style-name="Strong_20_Emphasis"><text:span text:style-name="T19">Est-elle dans le dialogue et l’écoute, ou pense-t-elle avoir absolument raison toute seule ?</text:span></text:span></text:p>
      <table:table table:name="Tableau8" table:style-name="Tableau8">
        <table:table-column table:style-name="Tableau8.A"/>
        <table:table-row table:style-name="TableLine1854293266016">
          <table:table-cell table:style-name="Tableau8.A1" office:value-type="string">
            <text:p text:style-name="P21"/>
            <text:p text:style-name="P21"/>
            <text:p text:style-name="P21"/>
            <text:p text:style-name="P21"/>
            <text:p text:style-name="P21"/>
          </table:table-cell>
        </table:table-row>
      </table:table>
      <text:p text:style-name="P19"><text:span text:style-name="Strong_20_Emphasis"><text:span text:style-name="T17">- </text:span></text:span><text:span text:style-name="Strong_20_Emphasis"><text:span text:style-name="T18">Son action préserve-t-elle l’ordre dans la cité ?</text:span></text:span></text:p>
      <table:table table:name="Tableau9" table:style-name="Tableau9">
        <table:table-column table:style-name="Tableau9.A"/>
        <table:table-row table:style-name="TableLine1854293259488">
          <table:table-cell table:style-name="Tableau9.A1" office:value-type="string">
            <text:p text:style-name="P21"/>
            <text:p text:style-name="P21"/>
            <text:p text:style-name="P21"/>
            <text:p text:style-name="P21"/>
            <text:p text:style-name="P21"/>
          </table:table-cell>
        </table:table-row>
      </table:table>
      <text:p text:style-name="P9"><text:soft-page-break/>II. <text:s/>N<text:span text:style-name="T4">otre premier devoir, en tant que citoyen, est d’obéir aux lois qui protègent la société, aussi imparfaites soient-elles</text:span></text:p>
      <text:p text:style-name="P13"/>
      <text:p text:style-name="P26">Pour poser ce point, il faut d’abord se demander à quoi servent les lois de l’État.</text:p>
      <text:p text:style-name="P26">A quoi ressemblerait la vie humaine s’il n’y avait ni lois, ni État, ni institutions ?</text:p>
      <table:table table:name="Tableau10" table:style-name="Tableau10">
        <table:table-column table:style-name="Tableau10.A"/>
        <table:table-row table:style-name="TableLine1854293275264">
          <table:table-cell table:style-name="Tableau10.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6"/>
      <text:p text:style-name="P27">Cette expérience de pensée, Thomas Hobbes l’appelle « état de nature ». Ce n’est pas un état historique, mais c’est une fiction qui nous permet de formuler des problèmes philosophiques.</text:p>
      <text:p text:style-name="P27"/>
      <text:p text:style-name="P27">Ce qui rend la vie impossible dans l’état de nature, c’est qu’il n’y a aucun moyen de compter sur la parole des autres. D’après vous, comment peut-on s’assurer que les autres respectent leurs engagements ?</text:p>
      <table:table table:name="Tableau11" table:style-name="Tableau11">
        <table:table-column table:style-name="Tableau11.A"/>
        <table:table-row table:style-name="TableLine1854293268736">
          <table:table-cell table:style-name="Tableau11.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9"/>
      <text:p text:style-name="P32">Le « <text:span text:style-name="T1">contrat social </text:span>» est l’ensemble des engagements entre les hommes, par lesquels chacun abandonne son droit à utiliser sa force comme il l’entend, pour réserver cette possibilité à l’État. C’est ce contrat social qui permet la coexistence des hommes, en les soumettant à un même pouvoir politique.</text:p>
      <text:p text:style-name="P28">A partir de ces remarques, expliquez ce à quoi sert l’État, et par quels moyens il remplit sa fonction.</text:p>
      <table:table table:name="Tableau12" table:style-name="Tableau12">
        <table:table-column table:style-name="Tableau12.A"/>
        <table:table-row table:style-name="TableLine1854293263024">
          <table:table-cell table:style-name="Tableau12.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6"/>
      <text:p text:style-name="P30">Pour Hobbes, aucune loi ne saurait être injuste. Pour comprendre pourquoi, lisez l’extrait suivant :</text:p>
      <text:p text:style-name="P26"/>
      <text:p text:style-name="P23">Qu’est-ce qu’une bonne loi ? Par bonne loi, je n’entends pas une loi juste, car aucune loi ne peut être injuste. La loi est faite par le pouvoir souverain, et tout ce qui est fait par ce pouvoir est approuvé et reconnu pour sien par chaque membre du peuple : et ce que chacun veut ne saurait être dit injuste par personne. Il en est des lois de la République comme des lois des jeux : ce sur quoi les joueurs se sont accordés n’est pour aucun d’eux une injustice. </text:p>
      <text:p text:style-name="P24">Th<text:span text:style-name="T21">omas</text:span> H<text:span text:style-name="T21">obbes</text:span>, Léviathan (1651)</text:p>
      <text:p text:style-name="P26"/>
      <text:p text:style-name="P30">Utilisez cet extrait pour remettre le raisonnement dans le bon sens :</text:p>
      <text:p text:style-name="P30"/>
      <text:p text:style-name="P11">1. Chacun se fait sa propre représentation de la justice idéale</text:p>
      <text:p text:style-name="P33">… Désobéir aux lois, c’est ne pas respecter le contrat social auquel on s’est engagé</text:p>
      <text:p text:style-name="P33">… Il n’y a donc pas de justice idéale objective</text:p>
      <text:p text:style-name="P31">… Le contrat social est l’engagement par lequel nous nous soumettons aux lois de l’État</text:p>
      <text:p text:style-name="P33">… Le seul sens qu’on peut donner à la justice, c’est donc le fait de respecter ses engagements</text:p>
      <text:p text:style-name="P33">… Or, notre engagement premier, c’est le contrat social</text:p>
      <text:p text:style-name="P10"><text:span text:style-name="T22">7. </text:span>Donc, désobéir aux lois est forcément un acte d’injustice</text:p>
      <text:p text:style-name="P14"><text:span text:style-name="T1">III. </text:span><text:span text:style-name="T3"><text:s/></text:span><text:span text:style-name="T1">C</text:span><text:span text:style-name="T3">hacun est responsable des lois auxquelles il obéit</text:span></text:p>
      <text:p text:style-name="P15"/>
      <text:p text:style-name="P36">Cf cas d’Adolf Eichmann, traduit en procès à Jérusalem </text:p>
      <text:p text:style-name="P36"/>
      <text:p text:style-name="P36">« C’était ainsi, c’était la nouvelle loi du pays, fondée sur l’ordre du Führer ; autant qu’il pût en juger, il agissait, dans tout ce qu’il faisait, en citoyen qui obéit à la loi. Il faisait son devoir, répéta-t-il mille fois à la police et au tribunal ; non seulement il obéissait aux ordres, mais il obéissait aussi à la loi. Eichmann soupçonnait vaguement qu’il pouvait y avoir là une distinction importante, mais ni la défense ni les juges ne lui demandèrent d’insister sur ce point. »</text:p>
      <text:p text:style-name="P37"><text:span text:style-name="T8">Hannah Arendt, </text:span><text:span text:style-name="T23">Eichmann à Jérusalem, rapport sur la banalité du mal</text:span><text:span text:style-name="T8"> </text:span><text:span text:style-name="T9">(</text:span><text:span text:style-name="T8">1966</text:span><text:span text:style-name="T9">)</text:span></text:p>
      <text:p text:style-name="P45"/>
      <text:p text:style-name="P46">D’après Eichmann, est-il responsable de ses propres actes ? Sinon, qui en est responsable ?</text:p>
      <table:table table:name="Tableau13" table:style-name="Tableau13">
        <table:table-column table:style-name="Tableau13.A"/>
        <table:table-row table:style-name="TableLine1854293262480">
          <table:table-cell table:style-name="Tableau13.A1" office:value-type="string">
            <text:p text:style-name="P39"/>
            <text:p text:style-name="P39"/>
            <text:p text:style-name="P39"/>
            <text:p text:style-name="P39"/>
          </table:table-cell>
        </table:table-row>
      </table:table>
      <text:p text:style-name="P46"/>
      <text:p text:style-name="P38"><text:span text:style-name="T8">Eichmann ne se contente pas d’affirmer qu’il n’a pas mal agi, il soutient au contraire qu’il a </text:span><text:span text:style-name="T23">bien</text:span><text:span text:style-name="T8"> agi, en respectant une valeur fondamentale. Laquelle ? Quelle conception Eichmann s’en fait-il ?</text:span></text:p>
      <table:table table:name="Tableau14" table:style-name="Tableau14">
        <table:table-column table:style-name="Tableau14.A"/>
        <table:table-row table:style-name="TableLine1854293270096">
          <table:table-cell table:style-name="Tableau14.A1" office:value-type="string">
            <text:p text:style-name="P39"/>
            <text:p text:style-name="P39"/>
            <text:p text:style-name="P39"/>
            <text:p text:style-name="P39"/>
            <text:p text:style-name="P39"/>
          </table:table-cell>
        </table:table-row>
      </table:table>
      <text:p text:style-name="P46"/>
      <text:p text:style-name="P46">Les êtres humains n’ont-il de devoirs qu’envers leurs supérieurs hiérarchiques ? Existe-t-il une forme de devoir plus fondamentale ?</text:p>
      <table:table table:name="Tableau15" table:style-name="Tableau15">
        <table:table-column table:style-name="Tableau15.A"/>
        <table:table-row table:style-name="TableLine1854293260304">
          <table:table-cell table:style-name="Tableau15.A1" office:value-type="string">
            <text:p text:style-name="P39"/>
            <text:p text:style-name="P39"/>
            <text:p text:style-name="P39"/>
            <text:p text:style-name="P39"/>
            <text:p text:style-name="P39"/>
          </table:table-cell>
        </table:table-row>
      </table:table>
      <text:p text:style-name="P46"/>
      <text:p text:style-name="P46">Le cas d’Eichmann illustre ce qu’Hannah Arendt appelle la « banalité du mal ». D’après votre compréhension de ce cas, essayez de retrouver le sens de ce concept. La banalité du mal, c’est :</text:p>
      <text:p text:style-name="P35">a. <text:span text:style-name="T24">Le fait que les hommes sont tellement mauvais qu’il est devenu normal de mal agir</text:span></text:p>
      <text:p text:style-name="P40">b. Le fait d’accepter de mal agir en rejetant la responsabilité sur celui qui nous en a donné l’ordre</text:p>
      <text:p text:style-name="P40">c. L’idée selon laquelle mal agir n’est pas si grave que cela</text:p>
      <text:p text:style-name="P40">d. Le fait que la souffrance est un phénomène quotidien dans nos vie<text:span text:style-name="T26">s</text:span></text:p>
      <text:p text:style-name="P40"/>
      <text:p text:style-name="P41"/>
      <table:table table:name="Tableau16" table:style-name="Tableau16">
        <table:table-column table:style-name="Tableau16.A"/>
        <table:table-row table:style-name="TableLine1854281181024">
          <table:table-cell table:style-name="Tableau16.A1" office:value-type="string">
            <text:p text:style-name="P49"><text:span text:style-name="T25">Pour aller plus loin :</text:span> l’expérience de Milgram</text:p>
            <text:p text:style-name="P49">L’expérience de Milgram (du nom de Stanley Milgram, chercheur en psychologie sociale de l’université de Stanford) <text:s/>désigne une série d'expériences réalisées entre 1960 et 1963, qui étudient la puissance des processus psychologiques d'obéissance, spécifiquement devant une autorité qu'il juge légitime. Le protocole consiste à placer un sujet pris au hasard dans une situation qui lui demande d’administrer des chocs électriques à un comédien, qui simule la douleur. Dans la variante standard, le taux d'obéissance atteint 65 % (c'est-à-dire que 65 % des sujets continuent l'expérience jusqu'à infliger la décharge maximale de 450 volts). Pour Milgram, ce fort taux d’obéissance s’explique par une disposition psychologique naturelle qu’il appelle <text:span text:style-name="T1">« état agentique »</text:span>, et qui se définit comme le mode de fonctionnement dans lequel l'homme se contente d'exécuter les ordres qu'on lui donne, sans s'interroger sur l'accord de ses actes avec ses propres valeurs.</text:p>
          </table:table-cell>
        </table:table-row>
      </table:table>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9T20:42:54.471000000</meta:creation-date>
    <dc:title>Page vierge</dc:title>
    <meta:generator>LibreOffice/7.2.5.2$Windows_X86_64 LibreOffice_project/499f9727c189e6ef3471021d6132d4c694f357e5</meta:generator>
    <meta:editing-duration>PT22M47S</meta:editing-duration>
    <meta:editing-cycles>5</meta:editing-cycles>
    <dc:date>2023-05-24T08:01:57.886000000</dc:date>
    <meta:document-statistic meta:table-count="16" meta:image-count="0" meta:object-count="0" meta:page-count="4" meta:paragraph-count="67" meta:word-count="1486" meta:character-count="8602" meta:non-whitespace-character-count="7185"/>
    <meta:template xlink:type="simple" xlink:actuate="onRequest" xlink:title="Page vierge" xlink:href="../../../../../AppData/Roaming/LibreOffice/4/user/template/Page%20vierge1.ott" meta:date="2023-05-09T20:42:54.279000000"/>
  </office:meta>
</office:document-meta>
</file>